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0e6183" officeooo:paragraph-rsid="000e6183" style:font-weight-asian="normal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0b8c7" officeooo:paragraph-rsid="0010b8c7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fo:background-color="transparent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fo:background-color="#ffffff" style:font-size-asian="10.5pt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fo:background-color="#ffffff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fo:background-color="#00ff00" style:font-weight-asian="normal" style:font-weight-complex="normal"/>
    </style:style>
    <style:style style:name="P13" style:family="paragraph" style:parent-style-name="Standard" style:list-style-name="L1">
      <style:text-properties fo:background-color="transparent"/>
    </style:style>
    <style:style style:name="P14" style:family="paragraph" style:parent-style-name="Standard" style:list-style-name="L1">
      <style:text-properties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3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4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5" style:family="text">
      <style:text-properties style:text-underline-style="none" fo:font-weight="normal" style:font-size-asian="10.5pt" style:font-weight-asian="normal" style:font-weight-complex="normal"/>
    </style:style>
    <style:style style:name="T6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7" style:family="text">
      <style:text-properties fo:background-color="#00ff00" loext:char-shading-value="0"/>
    </style:style>
    <style:style style:name="T8" style:family="text">
      <style:text-properties fo:background-color="#00ff00" loext:char-shading-value="0" style:font-size-asian="10.5pt"/>
    </style:style>
    <style:style style:name="T9" style:family="text">
      <style:text-properties fo:background-color="#00ff00" loext:char-shading-value="0"/>
    </style:style>
    <style:style style:name="T10" style:family="text">
      <style:text-properties officeooo:rsid="0010b8c7" fo:background-color="#00ff00" loext:char-shading-value="0"/>
    </style:style>
    <style:style style:name="T11" style:family="text">
      <style:text-properties officeooo:rsid="0010b8c7" fo:background-color="#00ff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010b8c7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1"/>
      <text:list xml:id="list311145128" text:style-name="L1">
        <text:list-item>
          <text:p text:style-name="P4">Unitfunctions: </text:p>
          <text:list>
            <text:list-item>
              <text:p text:style-name="P3"><text:span text:style-name="T1">- </text:span><text:span text:style-name="T6">movement</text:span></text:p>
              <text:list>
                <text:list-item>
                  <text:p text:style-name="P9"><text:span text:style-name="T6">- </text:span><text:span text:style-name="T8">calculate reachable area</text:span></text:p>
                </text:list-item>
                <text:list-item>
                  <text:p text:style-name="P13"><text:span text:style-name="T1">- </text:span><text:span text:style-name="T3">draw arrow for movement</text:span></text:p>
                </text:list-item>
                <text:list-item>
                  <text:p text:style-name="P10">- animate movement to the destination</text:p>
                </text:list-item>
                <text:list-item>
                  <text:p text:style-name="P10">- interrupt the unit if trapped</text:p>
                </text:list-item>
                <text:list-item>
                  <text:p text:style-name="P10">- subtract fuel for way moved</text:p>
                </text:list-item>
              </text:list>
            </text:list-item>
            <text:list-item>
              <text:p text:style-name="P9">- fog of war</text:p>
              <text:list>
                <text:list-item>
                  <text:p text:style-name="P13"><text:span text:style-name="T1">- </text:span><text:span text:style-name="T2">calculate visibility for each unit of the active team</text:span></text:p>
                  <text:list>
                    <text:list-item>
                      <text:p text:style-name="P9">- expand vision for infantry on mountains</text:p>
                    </text:list-item>
                    <text:list-item>
                      <text:p text:style-name="P13"><text:span text:style-name="T1">- </text:span><text:span text:style-name="T2">properties always have visibility</text:span></text:p>
                    </text:list-item>
                  </text:list>
                </text:list-item>
              </text:list>
            </text:list-item>
            <text:list-item>
              <text:p text:style-name="P9">- battle</text:p>
              <text:list>
                <text:list-item>
                  <text:p text:style-name="P9">- <text:span text:style-name="T7">find attackable tiles, find attackable units</text:span></text:p>
                </text:list-item>
                <text:list-item>
                  <text:p text:style-name="P9">- <text:span text:style-name="T7">calculate damage(based on the units, the tiles they stand on </text:span>and the CO) </text:p>
                </text:list-item>
                <text:list-item>
                  <text:p text:style-name="P9">- subtract ammo</text:p>
                </text:list-item>
                <text:list-item>
                  <text:p text:style-name="P9">- <text:span text:style-name="T7">check health of the units and destroy if below 0</text:span></text:p>
                </text:list-item>
                <text:list-item>
                  <text:p text:style-name="P12">win the game</text:p>
                </text:list-item>
              </text:list>
            </text:list-item>
            <text:list-item>
              <text:p text:style-name="P11">- unite with other units of the same type to combine lifepoints</text:p>
            </text:list-item>
            <text:list-item>
              <text:p text:style-name="P11">- create transport function for infantry/mech (APC, Tcopter, Lander)</text:p>
            </text:list-item>
            <text:list-item>
              <text:p text:style-name="P11">- align units so the face each othe<text:span text:style-name="T14">r</text:span> while fighting</text:p>
            </text:list-item>
            <text:list-item>
              <text:p text:style-name="P11">- submarines are able to dive, they are invisible unless another unit is close by, they take up more fuel per round, they have less movement points</text:p>
            </text:list-item>
          </text:list>
        </text:list-item>
        <text:list-item>
          <text:p text:style-name="P11">Unittypes:</text:p>
          <text:list>
            <text:list-item>
              <text:p text:style-name="P11">Land:</text:p>
              <text:list>
                <text:list-item>
                  <text:p text:style-name="P14"><text:span text:style-name="T1">- </text:span><text:span text:style-name="T5">Anti-Air</text:span></text:p>
                  <text:list>
                    <text:list-item>
                      <text:p text:style-name="P14"><text:span text:style-name="T5">- </text:span><text:span text:style-name="T3">model,</text:span><text:span text:style-name="T5"> textures, animations, sounds, </text:span><text:span text:style-name="T4">thumbnail</text:span></text:p>
                    </text:list-item>
                  </text:list>
                </text:list-item>
                <text:list-item>
                  <text:p text:style-name="P10">- APC</text:p>
                  <text:list>
                    <text:list-item>
                      <text:p text:style-name="P14"><text:span text:style-name="T5">- </text:span><text:span text:style-name="T3">model,</text:span><text:span text:style-name="T5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4"><text:span text:style-name="T5">-</text:span><text:span text:style-name="T1"> Tank</text:span></text:p>
                  <text:list>
                    <text:list-item>
                      <text:p text:style-name="P14"><text:span text:style-name="T5">- </text:span><text:span text:style-name="T3">model,</text:span><text:span text:style-name="T5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1">- MediumTank</text:p>
                  <text:list>
                    <text:list-item>
                      <text:p text:style-name="P14"><text:span text:style-name="T5">- </text:span><text:span text:style-name="T3">model,</text:span><text:span text:style-name="T5"> textures, <text:s/>animations, sounds, </text:span><text:span text:style-name="T4">thumbnail</text:span></text:p>
                    </text:list-item>
                  </text:list>
                </text:list-item>
                <text:list-item>
                  <text:p text:style-name="P14"><text:span text:style-name="T1">- </text:span><text:span text:style-name="T5">Artillery</text:span></text:p>
                  <text:list>
                    <text:list-item>
                      <text:p text:style-name="P14"><text:span text:style-name="T5">- </text:span><text:span text:style-name="T3">model,</text:span><text:span text:style-name="T5"> textures, animations, sounds, </text:span><text:span text:style-name="T4">thumbnail</text:span></text:p>
                    </text:list-item>
                  </text:list>
                </text:list-item>
                <text:list-item>
                  <text:p text:style-name="P10">- Rocket</text:p>
                  <text:list>
                    <text:list-item>
                      <text:p text:style-name="P14"><text:span text:style-name="T5">- </text:span><text:span text:style-name="T3">model,</text:span><text:span text:style-name="T5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0">- Missile</text:p>
                  <text:list>
                    <text:list-item>
                      <text:p text:style-name="P10">- <text:span text:style-name="T11">model</text:span>, animations, sounds, <text:span text:style-name="T9">thumbnail</text:span></text:p>
                    </text:list-item>
                  </text:list>
                </text:list-item>
                <text:list-item>
                  <text:p text:style-name="P14"><text:span text:style-name="T5">-</text:span><text:span text:style-name="T1"> Megatank</text:span></text:p>
                  <text:list>
                    <text:list-item>
                      <text:p text:style-name="P14"><text:span text:style-name="T5">- </text:span><text:span text:style-name="T3">model,</text:span><text:span text:style-name="T5"> textures, <text:s/>animations, sounds, </text:span><text:span text:style-name="T4">thumbnail</text:span></text:p>
                    </text:list-item>
                  </text:list>
                </text:list-item>
                <text:list-item>
                  <text:p text:style-name="P14"><text:span text:style-name="T1">- </text:span><text:span text:style-name="T5">Recon</text:span></text:p>
                  <text:list>
                    <text:list-item>
                      <text:p text:style-name="P14"><text:span text:style-name="T5">- </text:span><text:span text:style-name="T3">model,</text:span><text:span text:style-name="T5"> textures, <text:s/>animations, sounds, </text:span><text:span text:style-name="T4">thumbnail</text:span></text:p>
                    </text:list-item>
                  </text:list>
                </text:list-item>
                <text:list-item>
                  <text:p text:style-name="P14"><text:span text:style-name="T5">-</text:span><text:span text:style-name="T1"> </text:span><text:span text:style-name="T5">Infantry</text:span></text:p>
                  <text:list>
                    <text:list-item>
                      <text:p text:style-name="P14"><text:span text:style-name="T5">- </text:span><text:span text:style-name="T3">model,</text:span><text:span text:style-name="T5"> textures, <text:s/>animations, sounds, </text:span><text:span text:style-name="T4">thumbnail</text:span></text:p>
                    </text:list-item>
                  </text:list>
                </text:list-item>
                <text:list-item>
                  <text:p text:style-name="P14"><text:span text:style-name="T5">-</text:span><text:span text:style-name="T1"> </text:span><text:span text:style-name="T5">Mech</text:span></text:p>
                  <text:list>
                    <text:list-item>
                      <text:p text:style-name="P14"><text:span text:style-name="T5">- </text:span><text:span text:style-name="T3">model,</text:span><text:span text:style-name="T5"> textures, <text:s/>animations, sounds, </text:span><text:span text:style-name="T4">thumbnail</text:span></text:p>
                    </text:list-item>
                  </text:list>
                </text:list-item>
              </text:list>
            </text:list-item>
            <text:list-item>
              <text:p text:style-name="P10">Air:</text:p>
              <text:list>
                <text:list-item>
                  <text:p text:style-name="P14"><text:span text:style-name="T5">-</text:span><text:span text:style-name="T1"> T-Copter</text:span></text:p>
                  <text:list>
                    <text:list-item>
                      <text:p text:style-name="P10">- model, textures, <text:s/>animations, sounds, thumbnail</text:p>
                    </text:list-item>
                  </text:list>
                </text:list-item>
                <text:list-item>
                  <text:p text:style-name="P11">- B-Copter</text:p>
                  <text:list>
                    <text:list-item>
                      <text:p text:style-name="P10"><text:soft-page-break/>- <text:span text:style-name="T9">model</text:span>, textures, animations, sounds, <text:span text:style-name="T9">thumbnail</text:span></text:p>
                    </text:list-item>
                  </text:list>
                </text:list-item>
                <text:list-item>
                  <text:p text:style-name="P11">- Bomber</text:p>
                  <text:list>
                    <text:list-item>
                      <text:p text:style-name="P10">- model, textures, animations, sounds, thumbnail</text:p>
                    </text:list-item>
                  </text:list>
                </text:list-item>
                <text:list-item>
                  <text:p text:style-name="P11">- Fighter</text:p>
                  <text:list>
                    <text:list-item>
                      <text:p text:style-name="P10">- model, textures, animations, sounds, thumbnail</text:p>
                    </text:list-item>
                  </text:list>
                </text:list-item>
              </text:list>
            </text:list-item>
            <text:list-item>
              <text:p text:style-name="P11">Sea:</text:p>
              <text:list>
                <text:list-item>
                  <text:p text:style-name="P11">- Lander</text:p>
                  <text:list>
                    <text:list-item>
                      <text:p text:style-name="P10">- model, textures, animations, sounds, thumbnail</text:p>
                    </text:list-item>
                  </text:list>
                </text:list-item>
                <text:list-item>
                  <text:p text:style-name="P11">- Battleship</text:p>
                  <text:list>
                    <text:list-item>
                      <text:p text:style-name="P10">- model, textures, animations, sounds, thumbnail</text:p>
                    </text:list-item>
                  </text:list>
                </text:list-item>
                <text:list-item>
                  <text:p text:style-name="P11">- Cruiser:</text:p>
                  <text:list>
                    <text:list-item>
                      <text:p text:style-name="P10">- model, textures, animations, sounds, thumbnail</text:p>
                    </text:list-item>
                  </text:list>
                </text:list-item>
                <text:list-item>
                  <text:p text:style-name="P11">- Sub</text:p>
                  <text:list>
                    <text:list-item>
                      <text:p text:style-name="P10">- model, textures, animations, sounds, thumbnai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Tilefunctions:</text:p>
          <text:list>
            <text:list-item>
              <text:p text:style-name="P4">- Occupy: infantry/mech unit can take over neutral/enemy properties</text:p>
              <text:list>
                <text:list-item>
                  <text:p text:style-name="P4">- win the game if property is HQ!</text:p>
                </text:list-item>
              </text:list>
            </text:list-item>
            <text:list-item>
              <text:p text:style-name="P4">- Show info:</text:p>
            </text:list-item>
            <text:list-item>
              <text:p text:style-name="P4">- if the weather changes the movement cost of the tiles change as well</text:p>
            </text:list-item>
          </text:list>
        </text:list-item>
        <text:list-item>
          <text:p text:style-name="P4">Tiletypes: <text:span text:style-name="T14">Level Editor!</text:span></text:p>
          <text:list>
            <text:list-item>
              <text:p text:style-name="P4">-<text:span text:style-name="T13"> plain</text:span></text:p>
            </text:list-item>
            <text:list-item>
              <text:p text:style-name="P11">- forest(edges, corners, variations)</text:p>
            </text:list-item>
            <text:list-item>
              <text:p text:style-name="P11">- road/bridge(straight, crossing, turns, land to water)</text:p>
            </text:list-item>
            <text:list-item>
              <text:p text:style-name="P11">- mountain(variations)</text:p>
            </text:list-item>
            <text:list-item>
              <text:p text:style-name="P11">- river (crossing, turns, straight)</text:p>
            </text:list-item>
            <text:list-item>
              <text:p text:style-name="P11">- shoal (edges, corner, bays)</text:p>
            </text:list-item>
            <text:list-item>
              <text:p text:style-name="P11">- sea, reef </text:p>
            </text:list-item>
            <text:list-item>
              <text:p text:style-name="P11">- properties: facility, airport, harbor (buy units(generic list), show details)</text:p>
            </text:list-item>
          </text:list>
        </text:list-item>
        <text:list-item>
          <text:p text:style-name="P4">Teammanagement:</text:p>
          <text:list>
            <text:list-item>
              <text:p text:style-name="P9">- <text:span text:style-name="T7">team consists of: name, its units, owned properties, available units, enemy teams and a teamcolor</text:span></text:p>
            </text:list-item>
            <text:list-item>
              <text:p text:style-name="P9">- <text:span text:style-name="T13">generic teams</text:span></text:p>
            </text:list-item>
            <text:list-item>
              <text:p text:style-name="P9">- </text:p>
            </text:list-item>
          </text:list>
        </text:list-item>
        <text:list-item>
          <text:p text:style-name="P4">Commanders (general):</text:p>
          <text:list>
            <text:list-item>
              <text:p text:style-name="P4">- have stronger or weaker units</text:p>
            </text:list-item>
            <text:list-item>
              <text:p text:style-name="P4">- have weak („power“) and strong („ultimate“) ability</text:p>
            </text:list-item>
            <text:list-item>
              <text:p text:style-name="P4">- have a story...</text:p>
            </text:list-item>
            <text:list-item>
              <text:p text:style-name="P4">- gfx</text:p>
            </text:list-item>
            <text:list-item>
              <text:p text:style-name="P4"/>
            </text:list-item>
          </text:list>
        </text:list-item>
        <text:list-item>
          <text:p text:style-name="P4">Gamerules<text:span text:style-name="T13">: </text:span></text:p>
          <text:list>
            <text:list-item>
              <text:p text:style-name="P4">Stages of a turn:</text:p>
              <text:list>
                <text:list-item>
                  <text:p text:style-name="P4">- Supply by APC</text:p>
                </text:list-item>
                <text:list-item>
                  <text:p text:style-name="P4">- subtract fuel (flying units only: destroy units that go below 0)</text:p>
                </text:list-item>
                <text:list-item>
                  <text:p text:style-name="P4">- <text:span text:style-name="T7">gather money for owned properties</text:span></text:p>
                </text:list-item>
                <text:list-item>
                  <text:p text:style-name="P4">- heal units on properties &amp; subtract funds for healing</text:p>
                </text:list-item>
                <text:list-item>
                  <text:p text:style-name="P4">- increase ult-meter</text:p>
                </text:list-item>
              </text:list>
            </text:list-item>
            <text:list-item>
              <text:p text:style-name="P4"><text:s/>Winning conditions:</text:p>
              <text:list>
                <text:list-item>
                  <text:p text:style-name="P4">- <text:span text:style-name="T7">takeover the enemy HQ</text:span></text:p>
                </text:list-item>
                <text:list-item>
                  <text:p text:style-name="P4">- <text:span text:style-name="T7">kill all enemy units</text:span></text:p>
                </text:list-item>
                <text:list-item>
                  <text:p text:style-name="P4">- <text:span text:style-name="T7">set round limit, when reached, </text:span><text:span text:style-name="T13">count owned properties, who own more wins</text:span></text:p>
                </text:list-item>
                <text:list-item>
                  <text:p text:style-name="P4">- <text:span text:style-name="T7">set property amount, the first player, owning the given amount, wins</text:span></text:p>
                </text:list-item>
              </text:list>
            </text:list-item>
            <text:list-item>
              <text:p text:style-name="P9">Ultmeter fills per damage taken and inflicted (see: damage calculation)</text:p>
            </text:list-item>
          </text:list>
        </text:list-item>
        <text:list-item>
          <text:p text:style-name="P4"><text:soft-page-break/>Menus: </text:p>
          <text:list>
            <text:list-item>
              <text:p text:style-name="P4">Context menu for</text:p>
              <text:list>
                <text:list-item>
                  <text:p text:style-name="P4">- tile</text:p>
                  <text:list>
                    <text:list-item>
                      <text:p text:style-name="P4">- info</text:p>
                    </text:list-item>
                    <text:list-item>
                      <text:p text:style-name="P12">- end turn</text:p>
                    </text:list-item>
                    <text:list-item>
                      <text:p text:style-name="P4">- save game</text:p>
                    </text:list-item>
                  </text:list>
                </text:list-item>
                <text:list-item>
                  <text:p text:style-name="P4">- unit</text:p>
                  <text:list>
                    <text:list-item>
                      <text:p text:style-name="P4">- <text:span text:style-name="T7">move to</text:span></text:p>
                    </text:list-item>
                    <text:list-item>
                      <text:p text:style-name="P12">- attack</text:p>
                    </text:list-item>
                    <text:list-item>
                      <text:p text:style-name="P12">- wait</text:p>
                    </text:list-item>
                    <text:list-item>
                      <text:p text:style-name="P4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4">- status window of the active unit </text:p>
              <text:list>
                <text:list-item>
                  <text:p text:style-name="P4">- Logos: <text:span text:style-name="T7">health, ammo, fuel, cover, tile the unit stands on, thumbnail</text:span></text:p>
                </text:list-item>
                <text:list-item>
                  <text:p text:style-name="P4">- <text:span text:style-name="T7">background</text:span></text:p>
                </text:list-item>
              </text:list>
            </text:list-item>
            <text:list-item>
              <text:p text:style-name="P4">- main menu</text:p>
              <text:list>
                <text:list-item>
                  <text:p text:style-name="P4">- Singleplayer: </text:p>
                </text:list-item>
                <text:list-item>
                  <text:p text:style-name="P4">- Multiplayer:</text:p>
                  <text:list>
                    <text:list-item>
                      <text:p text:style-name="P4"/>
                    </text:list-item>
                  </text:list>
                </text:list-item>
                <text:list-item>
                  <text:p text:style-name="P4">- set up custom team (team name, team color)</text:p>
                </text:list-item>
              </text:list>
            </text:list-item>
            <text:list-item>
              <text:p text:style-name="P4">- buy menu</text:p>
              <text:list>
                <text:list-item>
                  <text:p text:style-name="P4">- <text:span text:style-name="T7">create unit on the property </text:span>(subtract funds)</text:p>
                </text:list-item>
                <text:list-item>
                  <text:p text:style-name="P5">- grey out units that cant be afforded</text:p>
                </text:list-item>
                <text:list-item>
                  <text:p text:style-name="P4">- <text:span text:style-name="T9">detail window(detailed unit thumb, Logo: move dist, vision, fuel, ammo, primary weapon, secondary weapon)</text:span></text:p>
                </text:list-item>
              </text:list>
            </text:list-item>
          </text:list>
        </text:list-item>
        <text:list-item>
          <text:p text:style-name="P4">Missions:</text:p>
          <text:list>
            <text:list-item>
              <text:p text:style-name="P4">- tutorial</text:p>
            </text:list-item>
            <text:list-item>
              <text:p text:style-name="P4">- some interesting battles</text:p>
            </text:list-item>
            <text:list-item>
              <text:p text:style-name="P4">- campaign? Ehem story...</text:p>
            </text:list-item>
          </text:list>
        </text:list-item>
        <text:list-item>
          <text:p text:style-name="P4">Graphics:</text:p>
          <text:list>
            <text:list-item>
              <text:p text:style-name="P4">- title graphix</text:p>
            </text:list-item>
          </text:list>
        </text:list-item>
        <text:list-item>
          <text:p text:style-name="P4">fighting screen:</text:p>
          <text:list>
            <text:list-item>
              <text:p text:style-name="P4">- graphics for the tiles</text:p>
            </text:list-item>
            <text:list-item>
              <text:p text:style-name="P4">- damage-meter</text:p>
            </text:list-item>
          </text:list>
        </text:list-item>
        <text:list-item>
          <text:p text:style-name="P4">Animations:</text:p>
          <text:list>
            <text:list-item>
              <text:p text:style-name="P4">- movement for units</text:p>
            </text:list-item>
            <text:list-item>
              <text:p text:style-name="P4">- fighting animations</text:p>
            </text:list-item>
            <text:list-item>
              <text:p text:style-name="P4">- characters</text:p>
            </text:list-item>
          </text:list>
        </text:list-item>
        <text:list-item>
          <text:p text:style-name="P4">Commanders (types):</text:p>
          <text:list>
            <text:list-item>
              <text:p text:style-name="P4">- Andy (average starter with strong self-healing power)</text:p>
            </text:list-item>
            <text:list-item>
              <text:p text:style-name="P4">- Max (Tanks!)</text:p>
            </text:list-item>
            <text:list-item>
              <text:p text:style-name="P4">- Grit (Artillery)</text:p>
            </text:list-item>
            <text:list-item>
              <text:p text:style-name="P4">- Kanbei (expensive, but strong units)</text:p>
            </text:list-item>
            <text:list-item>
              <text:p text:style-name="P4">- Sami (infantry specialist)</text:p>
            </text:list-item>
            <text:list-item>
              <text:p text:style-name="P4">- Colin (cheap units)</text:p>
            </text:list-item>
            <text:list-item>
              <text:p text:style-name="P4">- Eagle (air units)</text:p>
            </text:list-item>
            <text:list-item>
              <text:p text:style-name="P4">- Drake (naval units)</text:p>
            </text:list-item>
            <text:list-item>
              <text:p text:style-name="P4">- Redhead <text:span text:style-name="T12">from green earth? (tanks too, compare to </text:span>Max)</text:p>
            </text:list-item>
          </text:list>
        </text:list-item>
        <text:list-item>
          <text:p text:style-name="P6">REFACTOR!</text:p>
        </text:list-item>
        <text:list-item>
          <text:p text:style-name="P8">War room:</text:p>
          <text:list>
            <text:list-item>
              <text:p text:style-name="P8">-graphix</text:p>
            </text:list-item>
            <text:list-item>
              <text:p text:style-name="P8">-sounds</text:p>
            </text:list-item>
            <text:list-item>
              <text:p text:style-name="P8">-animations</text:p>
            </text:list-item>
            <text:list-item>
              <text:p text:style-name="P8"><text:soft-page-break/>-look around while playing? (interesting for VR)</text:p>
            </text:list-item>
            <text:list-item>
              <text:p text:style-name="P8">-</text:p>
            </text:list-item>
          </text:list>
        </text:list-item>
        <text:list-item>
          <text:p text:style-name="P6">Input:</text:p>
          <text:list>
            <text:list-item>
              <text:p text:style-name="P6">Gamepad:</text:p>
              <text:list>
                <text:list-item>
                  <text:p text:style-name="P6">switch character portrait position, when the cursor gets near the edge of the screen (so it doesnt block sight)</text:p>
                </text:list-item>
                <text:list-item>
                  <text:p text:style-name="P6">switch tile info position, when the cursor gets near the edge of the screen (so it doesnt block sight)</text:p>
                </text:list-item>
                <text:list-item>
                  <text:p text:style-name="P8">camera controller</text:p>
                </text:list-item>
              </text:list>
            </text:list-item>
          </text:list>
        </text:list-item>
        <text:list-item>
          <text:p text:style-name="P6">Problems: </text:p>
          <text:list>
            <text:list-item>
              <text:p text:style-name="P6">- How to position infantry on mountains?</text:p>
            </text:list-item>
            <text:list-item>
              <text:p text:style-name="P6">- <text:span text:style-name="T9">How to show the borders of a map? </text:span><text:span text:style-name="T11">→ simulation table!</text:span></text:p>
            </text:list-item>
          </text:list>
          <text:p text:style-name="P4"><text:line-break/></text:p>
        </text:list-item>
      </text:list>
      <text:p text:style-name="P2"/>
      <text:p text:style-name="P2"/>
      <text:p text:style-name="P2"/>
      <text:p text:style-name="P2"/>
      <text:list xml:id="list2818335471" text:style-name="L2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9-05-28T19:47:12.972000000</dc:date>
    <meta:editing-duration>PT17H6M54S</meta:editing-duration>
    <meta:editing-cycles>24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163" meta:word-count="938" meta:character-count="5730" meta:non-whitespace-character-count="4770"/>
  </office:meta>
</office:document-meta>
</file>